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8.2232in" svg:height="6.6043in" svg:x="5.7768in" svg:y="0.5209in">
            <draw:object draw:notify-on-update-of-ranges="Sheet1.E1:Sheet1.E1 Sheet1.E2:Sheet1.E501 Sheet1.F1:Sheet1.F1 Sheet1.F2:Sheet1.F5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dx</text:p>
          </table:table-cell>
          <table:table-cell office:value-type="string" calcext:value-type="string">
            <text:p>Rd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float" office:value="8168" calcext:value-type="float">
            <text:p>8168</text:p>
          </table:table-cell>
          <table:table-cell office:value-type="string" calcext:value-type="string">
            <text:p>WID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ALL</text:p>
          </table:table-cell>
          <table:table-cell office:value-type="float" office:value="103" calcext:value-type="float">
            <text:p>103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table:number-matrix-columns-spanned="1" table:number-matrix-rows-spanned="500" table:formula="of:=MOD(Rx+Time*Rdx+WIDE;WIDE)" office:value-type="float" office:value="4" calcext:value-type="float">
            <text:p>4</text:p>
          </table:table-cell>
          <table:table-cell table:number-matrix-columns-spanned="1" table:number-matrix-rows-spanned="500" table:formula="of:=TALL-MOD(Ry+Time*Rdy+TALL;TALL)"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-21" calcext:value-type="float">
            <text:p>-2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-67" calcext:value-type="float">
            <text:p>-6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-17" calcext:value-type="float">
            <text:p>-17</text:p>
          </table:table-cell>
          <table:table-cell office:value-type="float" office:value="-9" calcext:value-type="float">
            <text:p>-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-73" calcext:value-type="float">
            <text:p>-73</text:p>
          </table:table-cell>
          <table:table-cell office:value-type="float" office:value="-24" calcext:value-type="float">
            <text:p>-24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-20" calcext:value-type="float">
            <text:p>-20</text:p>
          </table:table-cell>
          <table:table-cell office:value-type="float" office:value="-76" calcext:value-type="float">
            <text:p>-7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-22" calcext:value-type="float">
            <text:p>-2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-64" calcext:value-type="float">
            <text:p>-64</text:p>
          </table:table-cell>
          <table:table-cell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-40" calcext:value-type="float">
            <text:p>-4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-49" calcext:value-type="float">
            <text:p>-49</text:p>
          </table:table-cell>
          <table:table-cell office:value-type="float" office:value="-4" calcext:value-type="float">
            <text:p>-4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-38" calcext:value-type="float">
            <text:p>-3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-42" calcext:value-type="float">
            <text:p>-4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-33" calcext:value-type="float">
            <text:p>-33</text:p>
          </table:table-cell>
          <table:table-cell office:value-type="float" office:value="-49" calcext:value-type="float">
            <text:p>-49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-37" calcext:value-type="float">
            <text:p>-37</text:p>
          </table:table-cell>
          <table:table-cell office:value-type="float" office:value="-47" calcext:value-type="float">
            <text:p>-4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-24" calcext:value-type="float">
            <text:p>-24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-70" calcext:value-type="float">
            <text:p>-7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-11" calcext:value-type="float">
            <text:p>-1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-77" calcext:value-type="float">
            <text:p>-7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-23" calcext:value-type="float">
            <text:p>-23</text:p>
          </table:table-cell>
          <table:table-cell office:value-type="float" office:value="-63" calcext:value-type="float">
            <text:p>-63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73" calcext:value-type="float">
            <text:p>-7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51" calcext:value-type="float">
            <text:p>51</text:p>
          </table:table-cell>
          <table:table-cell office:value-type="float" office:value="-51" calcext:value-type="float">
            <text:p>-5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61" calcext:value-type="float">
            <text:p>-61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-59" calcext:value-type="float">
            <text:p>-59</text:p>
          </table:table-cell>
          <table:table-cell office:value-type="float" office:value="-68" calcext:value-type="float">
            <text:p>-6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-35" calcext:value-type="float">
            <text:p>-35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-95" calcext:value-type="float">
            <text:p>-95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-69" calcext:value-type="float">
            <text:p>-69</text:p>
          </table:table-cell>
          <table:table-cell office:value-type="float" office:value="-89" calcext:value-type="float">
            <text:p>-8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87" calcext:value-type="float">
            <text:p>-87</text:p>
          </table:table-cell>
          <table:table-cell office:value-type="float" office:value="-95" calcext:value-type="float">
            <text:p>-9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-69" calcext:value-type="float">
            <text:p>-6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-25" calcext:value-type="float">
            <text:p>-25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-6" calcext:value-type="float">
            <text:p>-6</text:p>
          </table:table-cell>
          <table:table-cell office:value-type="float" office:value="-98" calcext:value-type="float">
            <text:p>-98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-27" calcext:value-type="float">
            <text:p>-2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-62" calcext:value-type="float">
            <text:p>-6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-65" calcext:value-type="float">
            <text:p>-6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-74" calcext:value-type="float">
            <text:p>-74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-79" calcext:value-type="float">
            <text:p>-79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-45" calcext:value-type="float">
            <text:p>-45</text:p>
          </table:table-cell>
          <table:table-cell office:value-type="float" office:value="-61" calcext:value-type="float">
            <text:p>-6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-9" calcext:value-type="float">
            <text:p>-9</text:p>
          </table:table-cell>
          <table:table-cell office:value-type="float" office:value="-64" calcext:value-type="float">
            <text:p>-64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-76" calcext:value-type="float">
            <text:p>-7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-76" calcext:value-type="float">
            <text:p>-76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-71" calcext:value-type="float">
            <text:p>-71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-73" calcext:value-type="float">
            <text:p>-73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-86" calcext:value-type="float">
            <text:p>-86</text:p>
          </table:table-cell>
          <table:table-cell office:value-type="float" office:value="-35" calcext:value-type="float">
            <text:p>-3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-59" calcext:value-type="float">
            <text:p>-59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-95" calcext:value-type="float">
            <text:p>-95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-71" calcext:value-type="float">
            <text:p>-71</text:p>
          </table:table-cell>
          <table:table-cell office:value-type="float" office:value="-38" calcext:value-type="float">
            <text:p>-38</text:p>
          </table:table-cell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-23" calcext:value-type="float">
            <text:p>-2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-33" calcext:value-type="float">
            <text:p>-33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-51" calcext:value-type="float">
            <text:p>-5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-87" calcext:value-type="float">
            <text:p>-8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-23" calcext:value-type="float">
            <text:p>-23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-78" calcext:value-type="float">
            <text:p>-78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-73" calcext:value-type="float">
            <text:p>-7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-96" calcext:value-type="float">
            <text:p>-9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-10" calcext:value-type="float">
            <text:p>-10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-96" calcext:value-type="float">
            <text:p>-96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-98" calcext:value-type="float">
            <text:p>-98</text:p>
          </table:table-cell>
          <table:table-cell office:value-type="float" office:value="-87" calcext:value-type="float">
            <text:p>-87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-13" calcext:value-type="float">
            <text:p>-1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-66" calcext:value-type="float">
            <text:p>-66</text:p>
          </table:table-cell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-95" calcext:value-type="float">
            <text:p>-95</text:p>
          </table:table-cell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-89" calcext:value-type="float">
            <text:p>-8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-98" calcext:value-type="float">
            <text:p>-98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-13" calcext:value-type="float">
            <text:p>-1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-71" calcext:value-type="float">
            <text:p>-7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-91" calcext:value-type="float">
            <text:p>-91</text:p>
          </table:table-cell>
          <table:table-cell office:value-type="float" office:value="-57" calcext:value-type="float">
            <text:p>-5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-97" calcext:value-type="float">
            <text:p>-97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-15" calcext:value-type="float">
            <text:p>-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-15" calcext:value-type="float">
            <text:p>-1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-92" calcext:value-type="float">
            <text:p>-92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-7" calcext:value-type="float">
            <text:p>-7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-4" calcext:value-type="float">
            <text:p>-4</text:p>
          </table:table-cell>
          <table:table-cell office:value-type="float" office:value="-75" calcext:value-type="float">
            <text:p>-75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-74" calcext:value-type="float">
            <text:p>-74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-40" calcext:value-type="float">
            <text:p>-40</text:p>
          </table:table-cell>
          <table:table-cell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39" calcext:value-type="float">
            <text:p>-3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-45" calcext:value-type="float">
            <text:p>-45</text:p>
          </table:table-cell>
          <table:table-cell office:value-type="float" office:value="-98" calcext:value-type="float">
            <text:p>-98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-94" calcext:value-type="float">
            <text:p>-94</text:p>
          </table:table-cell>
          <table:table-cell office:value-type="float" office:value="-16" calcext:value-type="float">
            <text:p>-1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-83" calcext:value-type="float">
            <text:p>-83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-71" calcext:value-type="float">
            <text:p>-71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-32" calcext:value-type="float">
            <text:p>-32</text:p>
          </table:table-cell>
          <table:table-cell office:value-type="float" office:value="-34" calcext:value-type="float">
            <text:p>-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-85" calcext:value-type="float">
            <text:p>-85</text:p>
          </table:table-cell>
          <table:table-cell office:value-type="float" office:value="-55" calcext:value-type="float">
            <text:p>-55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-76" calcext:value-type="float">
            <text:p>-76</text:p>
          </table:table-cell>
          <table:table-cell office:value-type="float" office:value="-61" calcext:value-type="float">
            <text:p>-61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-98" calcext:value-type="float">
            <text:p>-98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-91" calcext:value-type="float">
            <text:p>-91</text:p>
          </table:table-cell>
          <table:table-cell office:value-type="float" office:value="-45" calcext:value-type="float">
            <text:p>-4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-33" calcext:value-type="float">
            <text:p>-3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-13" calcext:value-type="float">
            <text:p>-1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18" calcext:value-type="float">
            <text:p>-18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office:value-type="float" office:value="-31" calcext:value-type="float">
            <text:p>-3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-62" calcext:value-type="float">
            <text:p>-62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-46" calcext:value-type="float">
            <text:p>-46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-15" calcext:value-type="float">
            <text:p>-15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-36" calcext:value-type="float">
            <text:p>-3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office:value-type="float" office:value="-21" calcext:value-type="float">
            <text:p>-21</text:p>
          </table:table-cell>
          <table:table-cell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-79" calcext:value-type="float">
            <text:p>-7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-8" calcext:value-type="float">
            <text:p>-8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-48" calcext:value-type="float">
            <text:p>-48</text:p>
          </table:table-cell>
          <table:table-cell office:value-type="float" office:value="-93" calcext:value-type="float">
            <text:p>-93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-2" calcext:value-type="float">
            <text:p>-2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-90" calcext:value-type="float">
            <text:p>-90</text:p>
          </table:table-cell>
          <table:table-cell office:value-type="float" office:value="-16" calcext:value-type="float">
            <text:p>-1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-69" calcext:value-type="float">
            <text:p>-69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-61" calcext:value-type="float">
            <text:p>-6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float" office:value="-98" calcext:value-type="float">
            <text:p>-98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-74" calcext:value-type="float">
            <text:p>-74</text:p>
          </table:table-cell>
          <table:table-cell office:value-type="float" office:value="-21" calcext:value-type="float">
            <text:p>-21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-39" calcext:value-type="float">
            <text:p>-39</text:p>
          </table:table-cell>
          <table:table-cell office:value-type="float" office:value="-25" calcext:value-type="float">
            <text:p>-25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-37" calcext:value-type="float">
            <text:p>-37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-52" calcext:value-type="float">
            <text:p>-52</text:p>
          </table:table-cell>
          <table:table-cell office:value-type="float" office:value="-13" calcext:value-type="float">
            <text:p>-13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-72" calcext:value-type="float">
            <text:p>-72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-91" calcext:value-type="float">
            <text:p>-91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-54" calcext:value-type="float">
            <text:p>-5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-71" calcext:value-type="float">
            <text:p>-7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-82" calcext:value-type="float">
            <text:p>-82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-40" calcext:value-type="float">
            <text:p>-4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-45" calcext:value-type="float">
            <text:p>-45</text:p>
          </table:table-cell>
          <table:table-cell office:value-type="float" office:value="-69" calcext:value-type="float">
            <text:p>-6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-55" calcext:value-type="float">
            <text:p>-55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-56" calcext:value-type="float">
            <text:p>-56</text:p>
          </table:table-cell>
          <table:table-cell office:value-type="float" office:value="-77" calcext:value-type="float">
            <text:p>-7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-46" calcext:value-type="float">
            <text:p>-46</text:p>
          </table:table-cell>
          <table:table-cell office:value-type="float" office:value="-72" calcext:value-type="float">
            <text:p>-72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-43" calcext:value-type="float">
            <text:p>-43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-90" calcext:value-type="float">
            <text:p>-90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-85" calcext:value-type="float">
            <text:p>-8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-95" calcext:value-type="float">
            <text:p>-95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9" calcext:value-type="float">
            <text:p>-49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-17" calcext:value-type="float">
            <text:p>-17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-73" calcext:value-type="float">
            <text:p>-73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-35" calcext:value-type="float">
            <text:p>-3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-43" calcext:value-type="float">
            <text:p>-43</text:p>
          </table:table-cell>
          <table:table-cell office:value-type="float" office:value="-46" calcext:value-type="float">
            <text:p>-46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-3" calcext:value-type="float">
            <text:p>-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-79" calcext:value-type="float">
            <text:p>-79</text:p>
          </table:table-cell>
          <table:table-cell office:value-type="float" office:value="-27" calcext:value-type="float">
            <text:p>-27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-39" calcext:value-type="float">
            <text:p>-39</text:p>
          </table:table-cell>
          <table:table-cell office:value-type="float" office:value="-80" calcext:value-type="float">
            <text:p>-80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-95" calcext:value-type="float">
            <text:p>-9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-31" calcext:value-type="float">
            <text:p>-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-51" calcext:value-type="float">
            <text:p>-5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-62" calcext:value-type="float">
            <text:p>-62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-18" calcext:value-type="float">
            <text:p>-18</text:p>
          </table:table-cell>
          <table:table-cell office:value-type="float" office:value="-47" calcext:value-type="float">
            <text:p>-4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-28" calcext:value-type="float">
            <text:p>-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-97" calcext:value-type="float">
            <text:p>-97</text:p>
          </table:table-cell>
          <table:table-cell office:value-type="float" office:value="-75" calcext:value-type="float">
            <text:p>-75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-67" calcext:value-type="float">
            <text:p>-67</text:p>
          </table:table-cell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-84" calcext:value-type="float">
            <text:p>-84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-12" calcext:value-type="float">
            <text:p>-12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-94" calcext:value-type="float">
            <text:p>-94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-54" calcext:value-type="float">
            <text:p>-54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-64" calcext:value-type="float">
            <text:p>-64</text:p>
          </table:table-cell>
          <table:table-cell office:value-type="float" office:value="-11" calcext:value-type="float">
            <text:p>-11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-55" calcext:value-type="float">
            <text:p>-55</text:p>
          </table:table-cell>
          <table:table-cell office:value-type="float" office:value="-90" calcext:value-type="float">
            <text:p>-9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  <table:table-cell office:value-type="float" office:value="-83" calcext:value-type="float">
            <text:p>-83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-66" calcext:value-type="float">
            <text:p>-66</text:p>
          </table:table-cell>
          <table:table-cell office:value-type="float" office:value="-92" calcext:value-type="float">
            <text:p>-9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-47" calcext:value-type="float">
            <text:p>-47</text:p>
          </table:table-cell>
          <table:table-cell office:value-type="float" office:value="-11" calcext:value-type="float">
            <text:p>-1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-70" calcext:value-type="float">
            <text:p>-70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-37" calcext:value-type="float">
            <text:p>-3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-84" calcext:value-type="float">
            <text:p>-8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-40" calcext:value-type="float">
            <text:p>-40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-53" calcext:value-type="float">
            <text:p>-5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-71" calcext:value-type="float">
            <text:p>-7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-13" calcext:value-type="float">
            <text:p>-13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-80" calcext:value-type="float">
            <text:p>-80</text:p>
          </table:table-cell>
          <table:table-cell office:value-type="float" office:value="-84" calcext:value-type="float">
            <text:p>-8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-77" calcext:value-type="float">
            <text:p>-77</text:p>
          </table:table-cell>
          <table:table-cell office:value-type="float" office:value="-45" calcext:value-type="float">
            <text:p>-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-36" calcext:value-type="float">
            <text:p>-36</text:p>
          </table:table-cell>
          <table:table-cell office:value-type="float" office:value="-22" calcext:value-type="float">
            <text:p>-2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-68" calcext:value-type="float">
            <text:p>-6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-21" calcext:value-type="float">
            <text:p>-2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-20" calcext:value-type="float">
            <text:p>-20</text:p>
          </table:table-cell>
          <table:table-cell office:value-type="float" office:value="-40" calcext:value-type="float">
            <text:p>-4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-97" calcext:value-type="float">
            <text:p>-97</text:p>
          </table:table-cell>
          <table:table-cell office:value-type="float" office:value="-15" calcext:value-type="float">
            <text:p>-1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-62" calcext:value-type="float">
            <text:p>-62</text:p>
          </table:table-cell>
          <table:table-cell office:value-type="float" office:value="-38" calcext:value-type="float">
            <text:p>-3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-4" calcext:value-type="float">
            <text:p>-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-44" calcext:value-type="float">
            <text:p>-4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-27" calcext:value-type="float">
            <text:p>-27</text:p>
          </table:table-cell>
          <table:table-cell office:value-type="float" office:value="-33" calcext:value-type="float">
            <text:p>-3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-80" calcext:value-type="float">
            <text:p>-80</text:p>
          </table:table-cell>
          <table:table-cell office:value-type="float" office:value="-52" calcext:value-type="float">
            <text:p>-52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-35" calcext:value-type="float">
            <text:p>-35</text:p>
          </table:table-cell>
          <table:table-cell office:value-type="float" office:value="-59" calcext:value-type="float">
            <text:p>-5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-49" calcext:value-type="float">
            <text:p>-49</text:p>
          </table:table-cell>
          <table:table-cell office:value-type="float" office:value="-34" calcext:value-type="float">
            <text:p>-3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-27" calcext:value-type="float">
            <text:p>-27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-51" calcext:value-type="float">
            <text:p>-51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-38" calcext:value-type="float">
            <text:p>-38</text:p>
          </table:table-cell>
          <table:table-cell office:value-type="float" office:value="-85" calcext:value-type="float">
            <text:p>-85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-69" calcext:value-type="float">
            <text:p>-69</text:p>
          </table:table-cell>
          <table:table-cell office:value-type="float" office:value="-50" calcext:value-type="float">
            <text:p>-5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-99" calcext:value-type="float">
            <text:p>-99</text:p>
          </table:table-cell>
          <table:table-cell office:value-type="float" office:value="-52" calcext:value-type="float">
            <text:p>-5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-37" calcext:value-type="float">
            <text:p>-3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27" calcext:value-type="float">
            <text:p>-27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-43" calcext:value-type="float">
            <text:p>-43</text:p>
          </table:table-cell>
          <table:table-cell office:value-type="float" office:value="98" calcext:value-type="float">
            <text:p>9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-82" calcext:value-type="float">
            <text:p>-82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-95" calcext:value-type="float">
            <text:p>-95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-90" calcext:value-type="float">
            <text:p>-90</text:p>
          </table:table-cell>
          <table:table-cell office:value-type="float" office:value="-68" calcext:value-type="float">
            <text:p>-68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-83" calcext:value-type="float">
            <text:p>-83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92" calcext:value-type="float">
            <text:p>-92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-98" calcext:value-type="float">
            <text:p>-9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-93" calcext:value-type="float">
            <text:p>-93</text:p>
          </table:table-cell>
          <table:table-cell office:value-type="float" office:value="-81" calcext:value-type="float">
            <text:p>-8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-99" calcext:value-type="float">
            <text:p>-99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-42" calcext:value-type="float">
            <text:p>-4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-98" calcext:value-type="float">
            <text:p>-9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float" office:value="-86" calcext:value-type="float">
            <text:p>-86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-67" calcext:value-type="float">
            <text:p>-67</text:p>
          </table:table-cell>
          <table:table-cell office:value-type="float" office:value="-58" calcext:value-type="float">
            <text:p>-5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-57" calcext:value-type="float">
            <text:p>-57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-21" calcext:value-type="float">
            <text:p>-2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-85" calcext:value-type="float">
            <text:p>-85</text:p>
          </table:table-cell>
          <table:table-cell office:value-type="float" office:value="-99" calcext:value-type="float">
            <text:p>-9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-50" calcext:value-type="float">
            <text:p>-50</text:p>
          </table:table-cell>
          <table:table-cell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-71" calcext:value-type="float">
            <text:p>-71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office:value-type="float" office:value="-61" calcext:value-type="float">
            <text:p>-61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-95" calcext:value-type="float">
            <text:p>-95</text:p>
          </table:table-cell>
          <table:table-cell office:value-type="float" office:value="-34" calcext:value-type="float">
            <text:p>-3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-6" calcext:value-type="float">
            <text:p>-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-17" calcext:value-type="float">
            <text:p>-17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-70" calcext:value-type="float">
            <text:p>-70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-25" calcext:value-type="float">
            <text:p>-25</text:p>
          </table:table-cell>
          <table:table-cell office:value-type="float" office:value="-32" calcext:value-type="float">
            <text:p>-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-44" calcext:value-type="float">
            <text:p>-44</text:p>
          </table:table-cell>
          <table:table-cell office:value-type="float" office:value="-22" calcext:value-type="float">
            <text:p>-22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-39" calcext:value-type="float">
            <text:p>-39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-84" calcext:value-type="float">
            <text:p>-84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-97" calcext:value-type="float">
            <text:p>-97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-78" calcext:value-type="float">
            <text:p>-78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-95" calcext:value-type="float">
            <text:p>-9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-59" calcext:value-type="float">
            <text:p>-5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-22" calcext:value-type="float">
            <text:p>-22</text:p>
          </table:table-cell>
          <table:table-cell office:value-type="float" office:value="-47" calcext:value-type="float">
            <text:p>-4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office:value-type="float" office:value="-82" calcext:value-type="float">
            <text:p>-82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-97" calcext:value-type="float">
            <text:p>-97</text:p>
          </table:table-cell>
          <table:table-cell office:value-type="float" office:value="-56" calcext:value-type="float">
            <text:p>-5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-44" calcext:value-type="float">
            <text:p>-44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-91" calcext:value-type="float">
            <text:p>-91</text:p>
          </table:table-cell>
          <table:table-cell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-12" calcext:value-type="float">
            <text:p>-12</text:p>
          </table:table-cell>
          <table:table-cell office:value-type="float" office:value="-27" calcext:value-type="float">
            <text:p>-2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-45" calcext:value-type="float">
            <text:p>-45</text:p>
          </table:table-cell>
          <table:table-cell office:value-type="float" office:value="-38" calcext:value-type="float">
            <text:p>-3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-90" calcext:value-type="float">
            <text:p>-9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-58" calcext:value-type="float">
            <text:p>-5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-59" calcext:value-type="float">
            <text:p>-5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-33" calcext:value-type="float">
            <text:p>-33</text:p>
          </table:table-cell>
          <table:table-cell office:value-type="float" office:value="-50" calcext:value-type="float">
            <text:p>-5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-38" calcext:value-type="float">
            <text:p>-38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-39" calcext:value-type="float">
            <text:p>-3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-89" calcext:value-type="float">
            <text:p>-89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-6" calcext:value-type="float">
            <text:p>-6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-3" calcext:value-type="float">
            <text:p>-3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-33" calcext:value-type="float">
            <text:p>-33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-60" calcext:value-type="float">
            <text:p>-6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-94" calcext:value-type="float">
            <text:p>-94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-89" calcext:value-type="float">
            <text:p>-8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58" calcext:value-type="float">
            <text:p>-5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-70" calcext:value-type="float">
            <text:p>-70</text:p>
          </table:table-cell>
          <table:table-cell office:value-type="float" office:value="-13" calcext:value-type="float">
            <text:p>-1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-93" calcext:value-type="float">
            <text:p>-93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-20" calcext:value-type="float">
            <text:p>-2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-84" calcext:value-type="float">
            <text:p>-84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-93" calcext:value-type="float">
            <text:p>-93</text:p>
          </table:table-cell>
          <table:table-cell office:value-type="float" office:value="-89" calcext:value-type="float">
            <text:p>-89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-75" calcext:value-type="float">
            <text:p>-75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-47" calcext:value-type="float">
            <text:p>-47</text:p>
          </table:table-cell>
          <table:table-cell office:value-type="float" office:value="-27" calcext:value-type="float">
            <text:p>-2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-8" calcext:value-type="float">
            <text:p>-8</text:p>
          </table:table-cell>
          <table:table-cell office:value-type="float" office:value="-73" calcext:value-type="float">
            <text:p>-7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52" calcext:value-type="float">
            <text:p>-52</text:p>
          </table:table-cell>
          <table:table-cell office:value-type="float" office:value="-34" calcext:value-type="float">
            <text:p>-34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-93" calcext:value-type="float">
            <text:p>-93</text:p>
          </table:table-cell>
          <table:table-cell office:value-type="float" office:value="-50" calcext:value-type="float">
            <text:p>-50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-24" calcext:value-type="float">
            <text:p>-24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-16" calcext:value-type="float">
            <text:p>-1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-21" calcext:value-type="float">
            <text:p>-2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-40" calcext:value-type="float">
            <text:p>-40</text:p>
          </table:table-cell>
          <table:table-cell office:value-type="float" office:value="-45" calcext:value-type="float">
            <text:p>-4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-42" calcext:value-type="float">
            <text:p>-4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-41" calcext:value-type="float">
            <text:p>-41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-99" calcext:value-type="float">
            <text:p>-9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-51" calcext:value-type="float">
            <text:p>-5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-54" calcext:value-type="float">
            <text:p>-5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-15" calcext:value-type="float">
            <text:p>-15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-64" calcext:value-type="float">
            <text:p>-64</text:p>
          </table:table-cell>
          <table:table-cell office:value-type="float" office:value="-55" calcext:value-type="float">
            <text:p>-5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-61" calcext:value-type="float">
            <text:p>-6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-53" calcext:value-type="float">
            <text:p>-53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-47" calcext:value-type="float">
            <text:p>-47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-47" calcext:value-type="float">
            <text:p>-4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-78" calcext:value-type="float">
            <text:p>-78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-14" calcext:value-type="float">
            <text:p>-1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-74" calcext:value-type="float">
            <text:p>-74</text:p>
          </table:table-cell>
          <table:table-cell office:value-type="float" office:value="-28" calcext:value-type="float">
            <text:p>-2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-65" calcext:value-type="float">
            <text:p>-6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-84" calcext:value-type="float">
            <text:p>-84</text:p>
          </table:table-cell>
          <table:table-cell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-98" calcext:value-type="float">
            <text:p>-98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71" calcext:value-type="float">
            <text:p>-7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-90" calcext:value-type="float">
            <text:p>-90</text:p>
          </table:table-cell>
          <table:table-cell office:value-type="float" office:value="-60" calcext:value-type="float">
            <text:p>-6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-70" calcext:value-type="float">
            <text:p>-7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-31" calcext:value-type="float">
            <text:p>-3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-73" calcext:value-type="float">
            <text:p>-7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-42" calcext:value-type="float">
            <text:p>-42</text:p>
          </table:table-cell>
          <table:table-cell office:value-type="float" office:value="-72" calcext:value-type="float">
            <text:p>-7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-51" calcext:value-type="float">
            <text:p>-51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-54" calcext:value-type="float">
            <text:p>-54</text:p>
          </table:table-cell>
          <table:table-cell office:value-type="float" office:value="-95" calcext:value-type="float">
            <text:p>-95</text:p>
          </table:table-cell>
          <table:table-cell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-85" calcext:value-type="float">
            <text:p>-85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-24" calcext:value-type="float">
            <text:p>-24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-16" calcext:value-type="float">
            <text:p>-16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-71" calcext:value-type="float">
            <text:p>-7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-95" calcext:value-type="float">
            <text:p>-95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-27" calcext:value-type="float">
            <text:p>-27</text:p>
          </table:table-cell>
          <table:table-cell office:value-type="float" office:value="-83" calcext:value-type="float">
            <text:p>-83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-35" calcext:value-type="float">
            <text:p>-35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-8" calcext:value-type="float">
            <text:p>-8</text:p>
          </table:table-cell>
          <table:table-cell office:value-type="float" office:value="-29" calcext:value-type="float">
            <text:p>-2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-78" calcext:value-type="float">
            <text:p>-78</text:p>
          </table:table-cell>
          <table:table-cell office:value-type="float" office:value="-53" calcext:value-type="float">
            <text:p>-53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-34" calcext:value-type="float">
            <text:p>-34</text:p>
          </table:table-cell>
          <table:table-cell office:value-type="float" office:value="-54" calcext:value-type="float">
            <text:p>-54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-9" calcext:value-type="float">
            <text:p>-9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-93" calcext:value-type="float">
            <text:p>-9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9" calcext:value-type="float">
            <text:p>99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-88" calcext:value-type="float">
            <text:p>-8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-43" calcext:value-type="float">
            <text:p>-43</text:p>
          </table:table-cell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-36" calcext:value-type="float">
            <text:p>-3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-76" calcext:value-type="float">
            <text:p>-76</text:p>
          </table:table-cell>
          <table:table-cell office:value-type="float" office:value="-67" calcext:value-type="float">
            <text:p>-67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-24" calcext:value-type="float">
            <text:p>-2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-99" calcext:value-type="float">
            <text:p>-99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-61" calcext:value-type="float">
            <text:p>-61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-98" calcext:value-type="float">
            <text:p>-98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-22" calcext:value-type="float">
            <text:p>-22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1" calcext:value-type="float">
            <text:p>101</text:p>
          </table:table-cell>
          <table:table-cell office:value-type="float" office:value="-48" calcext:value-type="float">
            <text:p>-48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-14" calcext:value-type="float">
            <text:p>-14</text:p>
          </table:table-cell>
          <table:table-cell office:value-type="float" office:value="-82" calcext:value-type="float">
            <text:p>-8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-47" calcext:value-type="float">
            <text:p>-47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-95" calcext:value-type="float">
            <text:p>-95</text:p>
          </table:table-cell>
          <table:table-cell office:value-type="float" office:value="-32" calcext:value-type="float">
            <text:p>-32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-90" calcext:value-type="float">
            <text:p>-9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-92" calcext:value-type="float">
            <text:p>-9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-72" calcext:value-type="float">
            <text:p>-7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37" calcext:value-type="float">
            <text:p>-3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-66" calcext:value-type="float">
            <text:p>-66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-78" calcext:value-type="float">
            <text:p>-7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-85" calcext:value-type="float">
            <text:p>-85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-80" calcext:value-type="float">
            <text:p>-80</text:p>
          </table:table-cell>
          <table:table-cell office:value-type="float" office:value="-71" calcext:value-type="float">
            <text:p>-7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-67" calcext:value-type="float">
            <text:p>-6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-80" calcext:value-type="float">
            <text:p>-80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-72" calcext:value-type="float">
            <text:p>-72</text:p>
          </table:table-cell>
          <table:table-cell office:value-type="float" office:value="-48" calcext:value-type="float">
            <text:p>-4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-92" calcext:value-type="float">
            <text:p>-9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-19" calcext:value-type="float">
            <text:p>-19</text:p>
          </table:table-cell>
          <table:table-cell office:value-type="float" office:value="-88" calcext:value-type="float">
            <text:p>-88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-4" calcext:value-type="float">
            <text:p>-4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-33" calcext:value-type="float">
            <text:p>-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  <table:table-cell office:value-type="float" office:value="-84" calcext:value-type="float">
            <text:p>-8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-84" calcext:value-type="float">
            <text:p>-8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-75" calcext:value-type="float">
            <text:p>-7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-30" calcext:value-type="float">
            <text:p>-3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-80" calcext:value-type="float">
            <text:p>-80</text:p>
          </table:table-cell>
          <table:table-cell office:value-type="float" office:value="-98" calcext:value-type="float">
            <text:p>-98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-74" calcext:value-type="float">
            <text:p>-7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-92" calcext:value-type="float">
            <text:p>-9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-3" calcext:value-type="float">
            <text:p>-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-78" calcext:value-type="float">
            <text:p>-7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-39" calcext:value-type="float">
            <text:p>-39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-30" calcext:value-type="float">
            <text:p>-30</text:p>
          </table:table-cell>
          <table:table-cell office:value-type="float" office:value="-63" calcext:value-type="float">
            <text:p>-6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-99" calcext:value-type="float">
            <text:p>-99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-81" calcext:value-type="float">
            <text:p>-8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-41" calcext:value-type="float">
            <text:p>-41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-52" calcext:value-type="float">
            <text:p>-52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-85" calcext:value-type="float">
            <text:p>-8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-95" calcext:value-type="float">
            <text:p>-95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-21" calcext:value-type="float">
            <text:p>-21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-74" calcext:value-type="float">
            <text:p>-74</text:p>
          </table:table-cell>
          <table:table-cell office:value-type="float" office:value="-44" calcext:value-type="float">
            <text:p>-44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-87" calcext:value-type="float">
            <text:p>-87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-63" calcext:value-type="float">
            <text:p>-63</text:p>
          </table:table-cell>
          <table:table-cell office:value-type="float" office:value="-51" calcext:value-type="float">
            <text:p>-51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-72" calcext:value-type="float">
            <text:p>-72</text:p>
          </table:table-cell>
          <table:table-cell office:value-type="float" office:value="-15" calcext:value-type="float">
            <text:p>-1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-73" calcext:value-type="float">
            <text:p>-73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91" calcext:value-type="float">
            <text:p>-9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-98" calcext:value-type="float">
            <text:p>-9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-78" calcext:value-type="float">
            <text:p>-78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-97" calcext:value-type="float">
            <text:p>-9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-32" calcext:value-type="float">
            <text:p>-32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-82" calcext:value-type="float">
            <text:p>-8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Rdx" table:base-cell-address="$Sheet1.$A$1" table:cell-range-address="$Sheet1.$C$2:.$C$501"/>
        <table:named-range table:name="Rdy" table:base-cell-address="$Sheet1.$A$1" table:cell-range-address="$Sheet1.$D$2:.$D$501"/>
        <table:named-range table:name="Rx" table:base-cell-address="$Sheet1.$A$1" table:cell-range-address="$Sheet1.$A$2:.$A$501"/>
        <table:named-range table:name="Ry" table:base-cell-address="$Sheet1.$A$1" table:cell-range-address="$Sheet1.$B$2:.$B$501"/>
        <table:named-range table:name="TALL" table:base-cell-address="$Sheet1.$A$1" table:cell-range-address="$Sheet1.$L$1"/>
        <table:named-range table:name="Time" table:base-cell-address="$Sheet1.$A$1" table:cell-range-address="$Sheet1.$H$1"/>
        <table:named-range table:name="WIDE" table:base-cell-address="$Sheet1.$A$1" table:cell-range-address="$Sheet1.$J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Buscaglia</meta:initial-creator>
    <meta:creation-date>2024-12-14T16:35:13</meta:creation-date>
    <dc:date>2024-12-14T08:45:46.985546440</dc:date>
    <meta:generator>LibreOffice/7.3.7.2$Linux_X86_64 LibreOffice_project/30$Build-2</meta:generator>
    <meta:editing-duration>PT3M43S</meta:editing-duration>
    <meta:editing-cycles>1</meta:editing-cycles>
    <meta:document-statistic meta:table-count="1" meta:cell-count="3012" meta:object-count="1"/>
    <meta:user-defined meta:name="AppVersion">16.0300</meta:user-defined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888cm" svg:height="16.776cm" xlink:href=".." xlink:type="simple" chart:class="chart:scatter" chart:style-name="ch1">
        <chart:legend chart:legend-position="end" svg:x="19.948cm" svg:y="8.089cm" style:legend-expansion="high" chart:style-name="ch2"/>
        <chart:plot-area chart:style-name="ch3" table:cell-range-address="Sheet1.E1:Sheet1.F501" chart:data-source-has-labels="row" svg:x="0.913cm" svg:y="0.653cm" svg:width="18.492cm" svg:height="15.373cm">
          <chart:coordinate-region svg:x="1.72cm" svg:y="0.852cm" svg:width="17.406cm" svg:height="14.5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501" chart:label-cell-address="Sheet1.F1:Sheet1.F1" chart:class="chart:scatter">
            <chart:domain table:cell-range-address="Sheet1.E2:Sheet1.E501"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y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E2:Sheet1.E501</svg:desc>
                </draw:g>
              </table:table-cell>
              <table:table-cell office:value-type="float" office:value="72">
                <text:p>72</text:p>
                <draw:g>
                  <svg:desc>Sheet1.F2:Sheet1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1">
                <text:p>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">
                <text:p>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">
                <text:p>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">
                <text:p>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">
                <text:p>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8">
                <text:p>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">
                <text:p>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">
                <text:p>9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">
                <text:p>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">
                <text:p>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">
                <text:p>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">
                <text:p>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">
                <text:p>3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">
                <text:p>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9">
                <text:p>4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">
                <text:p>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8">
                <text:p>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">
                <text:p>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4">
                <text:p>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">
                <text:p>4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6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1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">
                <text:p>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7">
                <text:p>4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1">
                <text:p>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">
                <text:p>1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">
                <text:p>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">
                <text:p>7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">
                <text:p>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2">
                <text:p>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">
                <text:p>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3">
                <text:p>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2">
                <text:p>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">
                <text:p>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">
                <text:p>1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">
                <text:p>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5">
                <text:p>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">
                <text:p>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">
                <text:p>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9">
                <text:p>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7">
                <text:p>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9">
                <text:p>8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">
                <text:p>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">
                <text:p>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3">
                <text:p>4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">
                <text:p>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">
                <text:p>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4">
                <text:p>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2">
                <text:p>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">
                <text:p>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9">
                <text:p>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7">
                <text:p>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3">
                <text:p>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">
                <text:p>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">
                <text:p>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">
                <text:p>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3">
                <text:p>9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5">
                <text:p>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7">
                <text:p>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">
                <text:p>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4">
                <text:p>9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">
                <text:p>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">
                <text:p>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6">
                <text:p>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">
                <text:p>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">
                <text:p>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3">
                <text:p>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9">
                <text:p>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">
                <text:p>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9">
                <text:p>9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2">
                <text:p>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">
                <text:p>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">
                <text:p>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5">
                <text:p>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4">
                <text:p>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2">
                <text:p>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2">
                <text:p>7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">
                <text:p>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3">
                <text:p>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6">
                <text:p>4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6">
                <text:p>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">
                <text:p>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4">
                <text:p>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4">
                <text:p>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9">
                <text:p>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1">
                <text:p>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